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4769" officeooo:paragraph-rsid="00094769" style:font-weight-asian="bold" style:font-weight-complex="bold"/>
    </style:style>
    <style:style style:name="P2" style:family="paragraph" style:parent-style-name="Standard">
      <style:text-properties fo:font-weight="bold" officeooo:rsid="000b3b30" officeooo:paragraph-rsid="000b3b30" style:font-weight-asian="bold" style:font-weight-complex="bold"/>
    </style:style>
    <style:style style:name="P3" style:family="paragraph" style:parent-style-name="Standard">
      <style:text-properties fo:font-weight="bold" officeooo:rsid="000b3b30" officeooo:paragraph-rsid="000d2eca" style:font-weight-asian="bold" style:font-weight-complex="bold"/>
    </style:style>
    <style:style style:name="P4" style:family="paragraph" style:parent-style-name="Standard">
      <style:text-properties fo:font-weight="bold" officeooo:rsid="000d2eca" officeooo:paragraph-rsid="000d2eca" style:font-weight-asian="bold" style:font-weight-complex="bold"/>
    </style:style>
    <style:style style:name="P5" style:family="paragraph" style:parent-style-name="Standard">
      <style:text-properties fo:font-weight="bold" officeooo:rsid="000d2eca" officeooo:paragraph-rsid="0012d118" style:font-weight-asian="bold" style:font-weight-complex="bold"/>
    </style:style>
    <style:style style:name="P6" style:family="paragraph" style:parent-style-name="Standard">
      <style:text-properties fo:font-weight="bold" officeooo:rsid="000ee65b" officeooo:paragraph-rsid="000ee65b" style:font-weight-asian="bold" style:font-weight-complex="bold"/>
    </style:style>
    <style:style style:name="P7" style:family="paragraph" style:parent-style-name="Standard">
      <style:text-properties fo:font-weight="bold" officeooo:rsid="00118cff" officeooo:paragraph-rsid="00118cff" style:font-weight-asian="bold" style:font-weight-complex="bold"/>
    </style:style>
    <style:style style:name="P8" style:family="paragraph" style:parent-style-name="Standard">
      <style:text-properties fo:font-weight="bold" officeooo:rsid="001401f0" officeooo:paragraph-rsid="001401f0" style:font-weight-asian="bold" style:font-weight-complex="bold"/>
    </style:style>
    <style:style style:name="P9" style:family="paragraph" style:parent-style-name="Standard">
      <style:text-properties fo:font-weight="bold" officeooo:rsid="00168001" officeooo:paragraph-rsid="00168001" style:font-weight-asian="bold" style:font-weight-complex="bold"/>
    </style:style>
    <style:style style:name="P10" style:family="paragraph" style:parent-style-name="Standard">
      <style:text-properties fo:font-weight="bold" officeooo:rsid="00169583" officeooo:paragraph-rsid="00169583" style:font-weight-asian="bold" style:font-weight-complex="bold"/>
    </style:style>
    <style:style style:name="P11" style:family="paragraph" style:parent-style-name="Standard">
      <style:text-properties fo:font-weight="bold" officeooo:rsid="00169583" officeooo:paragraph-rsid="0017bf15" style:font-weight-asian="bold" style:font-weight-complex="bold"/>
    </style:style>
    <style:style style:name="P12" style:family="paragraph" style:parent-style-name="Standard">
      <style:text-properties fo:font-weight="bold" officeooo:rsid="0017c8ff" officeooo:paragraph-rsid="0017c8ff" style:font-weight-asian="bold" style:font-weight-complex="bold"/>
    </style:style>
    <style:style style:name="P13" style:family="paragraph" style:parent-style-name="Standard">
      <style:text-properties fo:font-weight="bold" officeooo:rsid="001afb10" officeooo:paragraph-rsid="001afb10" style:font-weight-asian="bold" style:font-weight-complex="bold"/>
    </style:style>
    <style:style style:name="P14" style:family="paragraph" style:parent-style-name="Standard">
      <style:text-properties fo:font-weight="bold" officeooo:rsid="001afb10" officeooo:paragraph-rsid="001bb387" style:font-weight-asian="bold" style:font-weight-complex="bold"/>
    </style:style>
    <style:style style:name="P15" style:family="paragraph" style:parent-style-name="Standard">
      <style:text-properties fo:font-weight="bold" officeooo:rsid="001bb387" officeooo:paragraph-rsid="001bb387" style:font-weight-asian="bold" style:font-weight-complex="bold"/>
    </style:style>
    <style:style style:name="P16" style:family="paragraph" style:parent-style-name="Standard">
      <style:text-properties fo:font-weight="normal" officeooo:rsid="000d2eca" officeooo:paragraph-rsid="000d2eca" style:font-weight-asian="normal" style:font-weight-complex="normal"/>
    </style:style>
    <style:style style:name="P17" style:family="paragraph" style:parent-style-name="Standard">
      <style:text-properties fo:font-weight="normal" officeooo:rsid="000d2eca" officeooo:paragraph-rsid="0012d118" style:font-weight-asian="normal" style:font-weight-complex="normal"/>
    </style:style>
    <style:style style:name="P18" style:family="paragraph" style:parent-style-name="Standard">
      <style:text-properties fo:font-weight="normal" officeooo:rsid="00118cff" officeooo:paragraph-rsid="00118cff" style:font-weight-asian="normal" style:font-weight-complex="normal"/>
    </style:style>
    <style:style style:name="P19" style:family="paragraph" style:parent-style-name="Standard">
      <style:text-properties fo:font-weight="normal" officeooo:rsid="000ee65b" officeooo:paragraph-rsid="0017c8ff" style:font-weight-asian="normal" style:font-weight-complex="normal"/>
    </style:style>
    <style:style style:name="P20" style:family="paragraph" style:parent-style-name="Standard">
      <style:text-properties fo:font-weight="normal" officeooo:rsid="000ee65b" officeooo:paragraph-rsid="001982b0" style:font-weight-asian="normal" style:font-weight-complex="normal"/>
    </style:style>
    <style:style style:name="P21" style:family="paragraph" style:parent-style-name="Standard">
      <style:text-properties fo:font-weight="normal" officeooo:rsid="0017c8ff" officeooo:paragraph-rsid="00195bda" style:font-weight-asian="normal" style:font-weight-complex="normal"/>
    </style:style>
    <style:style style:name="P22" style:family="paragraph" style:parent-style-name="Standard">
      <style:text-properties fo:font-weight="normal" officeooo:rsid="001afb10" officeooo:paragraph-rsid="001bb387" style:font-weight-asian="normal" style:font-weight-complex="normal"/>
    </style:style>
    <style:style style:name="P23" style:family="paragraph" style:parent-style-name="Standard">
      <style:text-properties fo:font-weight="normal" officeooo:rsid="00094769" officeooo:paragraph-rsid="00094769" style:font-weight-asian="normal" style:font-weight-complex="normal"/>
    </style:style>
    <style:style style:name="P24" style:family="paragraph" style:parent-style-name="Standard">
      <style:text-properties fo:font-weight="normal" officeooo:rsid="000b3b30" officeooo:paragraph-rsid="000b3b30" style:font-weight-asian="normal" style:font-weight-complex="normal"/>
    </style:style>
    <style:style style:name="P25" style:family="paragraph" style:parent-style-name="Standard">
      <style:text-properties fo:font-weight="normal" officeooo:rsid="001401f0" officeooo:paragraph-rsid="001401f0" style:font-weight-asian="normal" style:font-weight-complex="normal"/>
    </style:style>
    <style:style style:name="P26" style:family="paragraph" style:parent-style-name="Standard">
      <style:text-properties fo:font-weight="normal" officeooo:rsid="001bb387" officeooo:paragraph-rsid="001bb387" style:font-weight-asian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font-weight="normal" officeooo:rsid="00118cff" officeooo:paragraph-rsid="00118cff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font-weight="normal" officeooo:rsid="0012d118" officeooo:paragraph-rsid="0012d118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fo:font-weight="normal" officeooo:rsid="001bb387" officeooo:paragraph-rsid="001bb387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normal" officeooo:rsid="00118cff" officeooo:paragraph-rsid="00118cff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normal" officeooo:rsid="0012d118" officeooo:paragraph-rsid="0012d118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fo:font-weight="normal" officeooo:rsid="001bb387" officeooo:paragraph-rsid="001bb387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18cff" officeooo:paragraph-rsid="00118cff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18cff" officeooo:paragraph-rsid="0012d118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2d118" officeooo:paragraph-rsid="0012d118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bb387" officeooo:paragraph-rsid="001bb387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d32bb" officeooo:paragraph-rsid="001bb387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d32bb" officeooo:paragraph-rsid="001d32bb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ee65b" officeooo:paragraph-rsid="000ee65b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ee65b" officeooo:paragraph-rsid="001982b0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bb387" officeooo:paragraph-rsid="001bb387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bb387" officeooo:paragraph-rsid="001d32bb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d32bb" officeooo:paragraph-rsid="001d32bb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12d118" officeooo:paragraph-rsid="0012d118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f8cc2" officeooo:paragraph-rsid="001f8cc2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f8cc2" officeooo:paragraph-rsid="0023e2e7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bb387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f8cc2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27b5d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officeooo:rsid="0017bf15" officeooo:paragraph-rsid="0017bf15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bold" officeooo:rsid="0015adc9" officeooo:paragraph-rsid="0015adc9" style:font-weight-asian="bold" style:font-weight-complex="bold"/>
    </style:style>
    <style:style style:name="P5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bold" officeooo:rsid="00169583" officeooo:paragraph-rsid="0017bf15" style:font-weight-asian="bold" style:font-weight-complex="bold"/>
    </style:style>
    <style:style style:name="P5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bold" officeooo:rsid="001afb10" officeooo:paragraph-rsid="001afb10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normal" officeooo:rsid="0017bf15" officeooo:paragraph-rsid="0017bf15" style:font-weight-asian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normal" officeooo:rsid="000ee65b" officeooo:paragraph-rsid="001982b0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1d32bb"/>
    </style:style>
    <style:style style:name="P5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15adc9" officeooo:paragraph-rsid="0015adc9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169583" officeooo:paragraph-rsid="0017bf15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169583" officeooo:paragraph-rsid="00280f06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1f8cc2" officeooo:paragraph-rsid="001f8cc2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13d4e" officeooo:paragraph-rsid="00213d4e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13d4e" officeooo:paragraph-rsid="00227b5d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13d4e" officeooo:paragraph-rsid="0023983c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27b5d" officeooo:paragraph-rsid="00227b5d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3f712" officeooo:paragraph-rsid="0023f712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3f712" officeooo:paragraph-rsid="00227b5d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3983c" officeooo:paragraph-rsid="00227b5d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bold" officeooo:rsid="0023983c" officeooo:paragraph-rsid="0023983c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bb387" officeooo:paragraph-rsid="001bb387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5adc9" officeooo:paragraph-rsid="0015adc9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paragraph-rsid="001d32bb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d32bb" officeooo:paragraph-rsid="001d32bb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d32bb" officeooo:paragraph-rsid="001f8cc2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f8cc2" officeooo:paragraph-rsid="001f8cc2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f8cc2" officeooo:paragraph-rsid="00213d4e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13d4e" officeooo:paragraph-rsid="00213d4e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13d4e" officeooo:paragraph-rsid="00227b5d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13d4e" officeooo:paragraph-rsid="0023983c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13d4e" officeooo:paragraph-rsid="0023e2e7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27b5d" officeooo:paragraph-rsid="00227b5d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3e2e7" officeooo:paragraph-rsid="0023e2e7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3f712" officeooo:paragraph-rsid="0023f712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23983c" officeooo:paragraph-rsid="0023983c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paragraph-rsid="001d32bb"/>
    </style:style>
    <style:style style:name="P8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d32bb" officeooo:paragraph-rsid="001d32bb"/>
    </style:style>
    <style:style style:name="P86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indent="0cm" style:auto-text-indent="false" style:page-number="auto" fo:background-color="transparent"/>
      <style:text-properties fo:font-weight="normal" officeooo:rsid="00168001" officeooo:paragraph-rsid="00168001" style:font-weight-asian="normal" style:font-weight-complex="normal"/>
    </style:style>
    <style:style style:name="P8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20%" fo:text-indent="0cm" style:auto-text-indent="false" fo:background-color="transparent"/>
      <style:text-properties fo:font-weight="bold" officeooo:rsid="00168001" officeooo:paragraph-rsid="00168001" style:font-weight-asian="bold" style:font-weight-complex="bold"/>
    </style:style>
    <style:style style:name="P88" style:family="paragraph" style:parent-style-name="Standard">
      <loext:graphic-properties draw:fill="none"/>
      <style:paragraph-properties fo:margin-left="1.401cm" fo:margin-right="0cm" fo:text-indent="0cm" style:auto-text-indent="false" fo:background-color="transparent"/>
      <style:text-properties fo:font-weight="bold" officeooo:rsid="0017c8ff" officeooo:paragraph-rsid="0017c8ff" style:font-weight-asian="bold" style:font-weight-complex="bold"/>
    </style:style>
    <style:style style:name="P89" style:family="paragraph" style:parent-style-name="Standard">
      <loext:graphic-properties draw:fill="none"/>
      <style:paragraph-properties fo:margin-left="1.401cm" fo:margin-right="0cm" fo:text-indent="0cm" style:auto-text-indent="false" fo:background-color="transparent"/>
      <style:text-properties fo:font-weight="bold" officeooo:rsid="000ee65b" officeooo:paragraph-rsid="000ee65b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1.401cm" fo:margin-right="0cm" fo:text-indent="0cm" style:auto-text-indent="false" fo:background-color="transparent"/>
      <style:text-properties fo:font-weight="normal" officeooo:rsid="0017c8ff" officeooo:paragraph-rsid="0017c8ff" style:font-weight-asian="normal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1.401cm" fo:margin-right="0cm" fo:text-indent="0cm" style:auto-text-indent="false" style:page-number="auto" fo:background-color="transparent"/>
      <style:text-properties fo:font-weight="normal" officeooo:rsid="0017c8ff" officeooo:paragraph-rsid="0017c8ff" style:font-weight-asian="normal" style:font-weight-complex="normal"/>
    </style:style>
    <style:style style:name="P92" style:family="paragraph" style:parent-style-name="Heading_20_3">
      <style:text-properties fo:font-weight="bold" officeooo:rsid="001401f0" officeooo:paragraph-rsid="001401f0" style:font-weight-asian="bold" style:font-weight-complex="bold"/>
    </style:style>
    <style:style style:name="P93" style:family="paragraph" style:parent-style-name="Standard" style:master-page-name="">
      <loext:graphic-properties draw:fill="none"/>
      <style:paragraph-properties fo:margin-left="3.799cm" fo:margin-right="0cm" fo:text-indent="0cm" style:auto-text-indent="false" style:page-number="auto" fo:background-color="transparent"/>
      <style:text-properties fo:font-weight="normal" officeooo:rsid="0023f712" officeooo:paragraph-rsid="0023f712" style:font-weight-asian="normal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3.799cm" fo:margin-right="0cm" fo:text-indent="0cm" style:auto-text-indent="false" style:page-number="auto" fo:background-color="transparent"/>
      <style:text-properties fo:font-weight="normal" officeooo:rsid="0024b062" officeooo:paragraph-rsid="0024b062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3.799cm" fo:margin-right="0cm" fo:text-indent="0cm" style:auto-text-indent="false" fo:background-color="transparent"/>
      <style:text-properties fo:font-weight="normal" officeooo:rsid="00213d4e" officeooo:paragraph-rsid="0024b062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3.799cm" fo:margin-right="0cm" fo:text-indent="0cm" style:auto-text-indent="false" fo:background-color="transparent"/>
      <style:text-properties fo:font-weight="normal" officeooo:rsid="0024b062" officeooo:paragraph-rsid="0024b06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eca" style:font-weight-asian="normal" style:font-weight-complex="normal"/>
    </style:style>
    <style:style style:name="T3" style:family="text">
      <style:text-properties fo:font-weight="normal" officeooo:rsid="0017bf15" style:font-weight-asian="normal" style:font-weight-complex="normal"/>
    </style:style>
    <style:style style:name="T4" style:family="text">
      <style:text-properties fo:font-weight="normal" officeooo:rsid="0017c8ff" style:font-weight-asian="normal" style:font-weight-complex="normal"/>
    </style:style>
    <style:style style:name="T5" style:family="text">
      <style:text-properties fo:font-weight="normal" officeooo:rsid="001bb387" style:font-weight-asian="normal" style:font-weight-complex="normal"/>
    </style:style>
    <style:style style:name="T6" style:family="text">
      <style:text-properties fo:font-weight="normal" officeooo:rsid="001d32bb" style:font-weight-asian="normal" style:font-weight-complex="normal"/>
    </style:style>
    <style:style style:name="T7" style:family="text">
      <style:text-properties fo:font-weight="normal" officeooo:rsid="001f8cc2" style:font-weight-asian="normal" style:font-weight-complex="normal"/>
    </style:style>
    <style:style style:name="T8" style:family="text">
      <style:text-properties fo:font-weight="normal" officeooo:rsid="0023e2e7" style:font-weight-asian="normal" style:font-weight-complex="normal"/>
    </style:style>
    <style:style style:name="T9" style:family="text">
      <style:text-properties fo:font-weight="normal" officeooo:rsid="0029451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d118" style:font-weight-asian="bold" style:font-weight-complex="bold"/>
    </style:style>
    <style:style style:name="T12" style:family="text">
      <style:text-properties fo:font-weight="bold" officeooo:rsid="001401f0" style:font-weight-asian="bold" style:font-weight-complex="bold"/>
    </style:style>
    <style:style style:name="T13" style:family="text">
      <style:text-properties fo:font-weight="bold" officeooo:rsid="001bb387" style:font-weight-asian="bold" style:font-weight-complex="bold"/>
    </style:style>
    <style:style style:name="T14" style:family="text">
      <style:text-properties fo:font-weight="bold" officeooo:rsid="001f8cc2" style:font-weight-asian="bold" style:font-weight-complex="bold"/>
    </style:style>
    <style:style style:name="T15" style:family="text">
      <style:text-properties fo:font-weight="bold" officeooo:rsid="0023983c" style:font-weight-asian="bold" style:font-weight-complex="bold"/>
    </style:style>
    <style:style style:name="T16" style:family="text">
      <style:text-properties fo:font-weight="bold" officeooo:rsid="0023e2e7" style:font-weight-asian="bold" style:font-weight-complex="bold"/>
    </style:style>
    <style:style style:name="T17" style:family="text">
      <style:text-properties fo:font-weight="bold" officeooo:rsid="0023f712" style:font-weight-asian="bold" style:font-weight-complex="bold"/>
    </style:style>
    <style:style style:name="T18" style:family="text">
      <style:text-properties officeooo:rsid="001401f0"/>
    </style:style>
    <style:style style:name="T19" style:family="text">
      <style:text-properties officeooo:rsid="0017bf15"/>
    </style:style>
    <style:style style:name="T20" style:family="text">
      <style:text-properties officeooo:rsid="0017c8ff"/>
    </style:style>
    <style:style style:name="T21" style:family="text">
      <style:text-properties officeooo:rsid="00195bda"/>
    </style:style>
    <style:style style:name="T22" style:family="text">
      <style:text-properties officeooo:rsid="001bb387"/>
    </style:style>
    <style:style style:name="T23" style:family="text">
      <style:text-properties officeooo:rsid="001f8cc2"/>
    </style:style>
    <style:style style:name="T24" style:family="text">
      <style:text-properties officeooo:rsid="00213d4e"/>
    </style:style>
    <style:style style:name="T25" style:family="text">
      <style:text-properties officeooo:rsid="00227b5d"/>
    </style:style>
    <style:style style:name="T26" style:family="text">
      <style:text-properties officeooo:rsid="0023983c"/>
    </style:style>
    <style:style style:name="T27" style:family="text">
      <style:text-properties officeooo:rsid="0023e2e7"/>
    </style:style>
    <style:style style:name="T28" style:family="text">
      <style:text-properties officeooo:rsid="0024b0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de Django</text:p>
      <text:p text:style-name="P1"/>
      <text:p text:style-name="P1"><text:tab/>Correr por consola</text:p>
      <text:p text:style-name="P1"><text:tab/></text:p>
      <text:p text:style-name="P1"><text:tab/><text:tab/><text:span text:style-name="T1">aptitude install virtualenv</text:span></text:p>
      <text:p text:style-name="P23"><text:tab/><text:tab/></text:p>
      <text:p text:style-name="P1"><text:span text:style-name="T1"><text:tab/><text:tab/></text:span>crear entorno virtual</text:p>
      <text:p text:style-name="P1"><text:tab/><text:tab/><text:tab/></text:p>
      <text:p text:style-name="P1"><text:tab/><text:tab/><text:tab/><text:span text:style-name="T1">virtualenv -p python3 nombre_de_la_carpeta</text:span></text:p>
      <text:p text:style-name="P23"/>
      <text:p text:style-name="P1"><text:span text:style-name="T1"><text:tab/><text:tab/></text:span>Activar entorno Virtual</text:p>
      <text:p text:style-name="P1"><text:tab/><text:tab/><text:tab/></text:p>
      <text:p text:style-name="P1"><text:tab/><text:tab/><text:tab/><text:span text:style-name="T1">cd nombre_de_la_carpeta creada</text:span></text:p>
      <text:p text:style-name="P23"><text:tab/><text:tab/><text:tab/>source bin/activate → Activa el entorno actual</text:p>
      <text:p text:style-name="P23"><text:tab/><text:tab/></text:p>
      <text:p text:style-name="P1"><text:span text:style-name="T1"><text:tab/><text:tab/></text:span>Instalar django en entorno virtual</text:p>
      <text:p text:style-name="P1"><text:tab/><text:tab/></text:p>
      <text:p text:style-name="P1"><text:tab/><text:tab/><text:tab/><text:span text:style-name="T1">Con el Entorno virtual activo ejecutar:</text:span></text:p>
      <text:p text:style-name="P23"><text:tab/><text:tab/><text:tab/></text:p>
      <text:p text:style-name="P23"><text:tab/><text:tab/><text:tab/>pip install django → (De esta forma traerá la ultima versión pero si ya haz <text:tab/><text:tab/><text:tab/><text:tab/><text:tab/><text:tab/><text:tab/>instalado django anteriormente traerá la ultima versión <text:tab/><text:tab/><text:tab/><text:tab/><text:tab/><text:tab/><text:tab/>instalada)</text:p>
      <text:p text:style-name="P23"/>
      <text:p text:style-name="P23"><text:tab/><text:tab/><text:tab/> pip install django==2.0 → (De esta manera instalara la versión especificada)</text:p>
      <text:p text:style-name="P23"><text:tab/><text:tab/><text:tab/></text:p>
      <text:p text:style-name="P2">Creación de proyectos</text:p>
      <text:p text:style-name="P2"><text:tab/></text:p>
      <text:p text:style-name="P24"><text:tab/>django-admin startproject proyecto1</text:p>
      <text:p text:style-name="P24"/>
      <text:p text:style-name="P2"><text:span text:style-name="T1"><text:tab/></text:span>Creación de App</text:p>
      <text:p text:style-name="P2"/>
      <text:p text:style-name="P3"><text:tab/><text:tab/><text:span text:style-name="T2">python manage.py startapp acceso</text:span></text:p>
      <text:p text:style-name="P16"/>
      <text:p text:style-name="P16"/>
      <text:p text:style-name="P16"/>
      <text:p text:style-name="P7">Crear proyecto</text:p>
      <text:p text:style-name="P7"/>
      <text:p text:style-name="P7"><text:tab/><text:span text:style-name="T1">django-admin startproject nombre_del_proyecto</text:span></text:p>
      <text:p text:style-name="P18"/>
      <text:p text:style-name="P7"/>
      <text:p text:style-name="P7"/>
      <text:p text:style-name="P7"/>
      <text:p text:style-name="P7">Cambiando la configuración</text:p>
      <text:p text:style-name="P7"/>
      <text:p text:style-name="P7"><text:tab/>En el archivo mysite/settings.py</text:p>
      <text:p text:style-name="P18"><text:tab/></text:p>
      <text:p text:style-name="P18"><text:tab/><text:tab/>LANGUAGE_CODE = 'es'</text:p>
      <text:p text:style-name="P18"/>
      <text:p text:style-name="P18"><text:tab/><text:tab/>TIME_ZONE = 'America/Caracas'</text:p>
      <text:p text:style-name="P18"><text:soft-page-break/></text:p>
      <text:p text:style-name="P27">También necesitaremos agregar una ruta para los archivos estáticos (aprenderemos todo sobre los archivos estáticos y CSS más tarde en este tutorial). Ve hacia abajo hasta el final del archivo, y justo por debajo de la entrada STATIC_URL, agrega una nueva llamada STATIC_ROOT:</text:p>
      <text:p text:style-name="P30"/>
      <text:p text:style-name="P30">STATIC_URL = '/static/'</text:p>
      <text:p text:style-name="P30">STATIC_ROOT = os.path.join(BASE_DIR, 'static')</text:p>
      <text:p text:style-name="P33"/>
      <text:p text:style-name="P34"><text:tab/><text:span text:style-name="T11">Configurar una base de datos</text:span></text:p>
      <text:p text:style-name="P44"/>
      <text:p text:style-name="P28">Esto ya está configurado en esta parte de tu archivo mysite/settings.py:</text:p>
      <text:p text:style-name="P31"/>
      <text:p text:style-name="P31">DATABASES = {</text:p>
      <text:p text:style-name="P31"><text:s text:c="8"/>'default': {</text:p>
      <text:p text:style-name="P31"><text:s text:c="12"/>'ENGINE': 'django.db.backends.sqlite3',</text:p>
      <text:p text:style-name="P31"><text:s text:c="12"/>'NAME': os.path.join(BASE_DIR, 'db.sqlite3'),</text:p>
      <text:p text:style-name="P31"><text:s text:c="8"/>}</text:p>
      <text:p text:style-name="P31"><text:s text:c="4"/>}</text:p>
      <text:p text:style-name="P31"/>
      <text:p text:style-name="P31">Necesitamos estar en el directorio de djangogirls que contiene el archivo manage.py</text:p>
      <text:p text:style-name="P31"/>
      <text:p text:style-name="P31">Para crear una base de datos para nuestro proyecto, ejecutemos lo siguiente en la consola: python manage.py migrate ().</text:p>
      <text:p text:style-name="P31"/>
      <text:p text:style-name="P35"><text:tab/><text:tab/><text:span text:style-name="T10">python manage.py migrate</text:span></text:p>
      <text:p text:style-name="P16"/>
      <text:p text:style-name="P16"/>
      <text:p text:style-name="P5">Correr servidor</text:p>
      <text:p text:style-name="P5"/>
      <text:p text:style-name="P17"><text:tab/>./manage.py runserver</text:p>
      <text:p text:style-name="P17"/>
      <text:p text:style-name="P5">Parar servidor</text:p>
      <text:p text:style-name="P5"><text:tab/></text:p>
      <text:p text:style-name="P17"><text:tab/>ctrl + c</text:p>
      <text:p text:style-name="P17"/>
      <text:p text:style-name="P16"/>
      <text:p text:style-name="P4">Acceder al modulo administrador</text:p>
      <text:p text:style-name="P4"/>
      <text:p text:style-name="P16"><text:tab/><text:a xlink:type="simple" xlink:href="http://127.0.0.1:8000/admin" text:style-name="Internet_20_link" text:visited-style-name="Visited_20_Internet_20_Link">http://127.0.0.1:8000/admin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Creando una aplicación</text:p>
      <text:p text:style-name="P8"/>
      <text:p text:style-name="P8"><text:tab/><text:span text:style-name="T1">python manage.py startapp </text:span>nombre_de_aplicacion</text:p>
      <text:p text:style-name="P25"/>
      <text:p text:style-name="P51"><text:span text:style-name="T1">Después de crear una aplicación también necesitamos decirle a Django que debe utilizarla. Lo hacemos en el archivo mysite/settings.py. Tenemos que encontrar INSTALLED_APPS y añadir una línea que contenga '</text:span><text:span text:style-name="T18">nombre_de_aplicacion</text:span><text:span text:style-name="T1">', justo por encima de ). El producto final debe tener este aspecto:</text:span></text:p>
      <text:p text:style-name="P70"/>
      <text:p text:style-name="P70">INSTALLED_APPS = [</text:p>
      <text:p text:style-name="P70"><text:s text:c="4"/>'django.contrib.admin',</text:p>
      <text:p text:style-name="P70"><text:s text:c="4"/>'django.contrib.auth',</text:p>
      <text:p text:style-name="P70"><text:s text:c="4"/>'django.contrib.contenttypes',</text:p>
      <text:p text:style-name="P70"><text:s text:c="4"/>'django.contrib.sessions',</text:p>
      <text:p text:style-name="P70"><text:s text:c="4"/>'django.contrib.messages',</text:p>
      <text:p text:style-name="P70"><text:s text:c="4"/>'django.contrib.staticfiles',</text:p>
      <text:p text:style-name="P57"><text:span text:style-name="T1"><text:s text:c="3"/></text:span><text:s/>'<text:span text:style-name="T18">nombre_de_aplicacion</text:span>',</text:p>
      <text:p text:style-name="P70">]</text:p>
      <text:p text:style-name="P25"/>
      <text:p text:style-name="P9">Creando el Modelo</text:p>
      <text:h text:style-name="P92" text:outline-level="3"/>
      <text:p text:style-name="P86">En el archivo <text:span text:style-name="T12">nombre_de_aplicacion</text:span>/models.py definimos todos los objetos llamados Models - este es un lugar en el cual definiremos nuestro modelo.</text:p>
      <text:p text:style-name="P50"><text:tab/></text:p>
      <text:p text:style-name="P87">Tipos de campos</text:p>
      <text:p text:style-name="P87"><text:tab/><text:a xlink:type="simple" xlink:href="https://docs.djangoproject.com/en/1.8/ref/models/fields/#field-types" text:style-name="Internet_20_link" text:visited-style-name="Visited_20_Internet_20_Link">https://docs.djangoproject.com/en/1.8/ref/models/fields/#field-types</text:a></text:p>
      <text:p text:style-name="P87"/>
      <text:p text:style-name="P10">Crear tablas para los modelos en tu base de datos</text:p>
      <text:p text:style-name="P10"/>
      <text:p text:style-name="P54">Primero tenemos que hacer que Django sepa que tenemos algunos cambios en nuestro modelo</text:p>
      <text:p text:style-name="P11"><text:tab/><text:tab/></text:p>
      <text:p text:style-name="P11"><text:span text:style-name="T1"><text:tab/><text:tab/>python manage.py makemigrations <text:s/></text:span><text:span text:style-name="T18">nombre_de_aplicacion</text:span></text:p>
      <text:p text:style-name="P11"/>
      <text:p text:style-name="P52"><text:span text:style-name="T3">Django preparará un archivo de migración que tenemos que aplicar ahora a nuestra base de datos escribiendo</text:span><text:span text:style-name="T19"> </text:span></text:p>
      <text:p text:style-name="P58"/>
      <text:p text:style-name="P59"><text:span text:style-name="T19"><text:tab/></text:span><text:span text:style-name="T3">python manage.py migrate </text:span><text:span text:style-name="T18">nombre_de_aplicacion</text:span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dministrador de Django</text:p>
      <text:p text:style-name="P6"/>
      <text:p text:style-name="P91">Vamos a abrir el archivo nombre_de_aplicacion/admin.py y reemplazar su contenido con esto:</text:p>
      <text:p text:style-name="P88"/>
      <text:p text:style-name="P88"><text:s text:c="2"/><text:span text:style-name="T1"><text:s text:c="2"/>from django.contrib import admin</text:span></text:p>
      <text:p text:style-name="P90"><text:s text:c="4"/>from .models import nombre_class_creada → (<text:tab/><text:tab/>se encuentra en <text:tab/><text:tab/><text:tab/><text:tab/><text:tab/><text:tab/><text:tab/><text:tab/><text:tab/>nombre_de_aplicacion/models.py)</text:p>
      <text:p text:style-name="P90"/>
      <text:p text:style-name="P90"><text:s text:c="4"/>admin.site.register(nombre_class_creada)</text:p>
      <text:p text:style-name="P89"/>
      <text:p text:style-name="P39"><text:tab/><text:span text:style-name="T20">Accedemos al administrador</text:span></text:p>
      <text:p text:style-name="P39"><text:tab/></text:p>
      <text:p text:style-name="P19"><text:tab/><text:tab/><text:a xlink:type="simple" xlink:href="http://127.0.0.1:8000/admin/" text:style-name="Internet_20_link" text:visited-style-name="Visited_20_Internet_20_Link"><text:span text:style-name="T20">http://127.0.0.1:8000/admin/</text:span></text:a><text:span text:style-name="T20"><text:tab/>→ Para ingresar debes crear un super usuario</text:span></text:p>
      <text:p text:style-name="P19"/>
      <text:p text:style-name="P12">Crear un Superusuario</text:p>
      <text:p text:style-name="P12"/>
      <text:p text:style-name="P21"><text:tab/><text:span text:style-name="T21">python manage.py createsuperuser → Sigue los pasos que indica</text:span></text:p>
      <text:p text:style-name="P19"/>
      <text:p text:style-name="P40"><text:span text:style-name="T20">Accedemos al administrador →</text:span><text:span text:style-name="T4">con </text:span><text:span text:style-name="T20"><text:s/></text:span><text:span text:style-name="T4">usuario creado</text:span></text:p>
      <text:p text:style-name="P40"><text:tab/></text:p>
      <text:p text:style-name="P55"><text:a xlink:type="simple" xlink:href="http://127.0.0.1:8000/admin/" text:style-name="Internet_20_link" text:visited-style-name="Visited_20_Internet_20_Link"><text:span text:style-name="T20">http://127.0.0.1:8000/admin/</text:span></text:a><text:span text:style-name="T20"><text:tab/>→ Debemos tener el modelo que creamos ya funcional insert, update, delete, select</text:span></text:p>
      <text:p text:style-name="P20"/>
      <text:p text:style-name="P20"/>
      <text:p text:style-name="P13">Django urls</text:p>
      <text:p text:style-name="P13"/>
      <text:p text:style-name="P53"><text:span text:style-name="T5">I</text:span><text:span text:style-name="T1">ngresa en nombre_del_proyecto/urls.py </text:span><text:span text:style-name="T5">e incluye lo que esta en negrita, esto con la finalidad de tener un archivo de urls mas limpio al momento que </text:span><text:span text:style-name="T9">crezca</text:span><text:span text:style-name="T5"> tu aplicación</text:span></text:p>
      <text:p text:style-name="P13"/>
      <text:p text:style-name="P14"><text:span text:style-name="T5"><text:tab/><text:tab/>from django.urls import </text:span><text:span text:style-name="T22">include, </text:span><text:span text:style-name="T5">path</text:span></text:p>
      <text:p text:style-name="P26"><text:tab/><text:tab/>from django.contrib import admin</text:p>
      <text:p text:style-name="P69"/>
      <text:p text:style-name="P69"/>
      <text:p text:style-name="P36"><text:tab/><text:tab/>urlpatterns = [</text:p>
      <text:p text:style-name="P36"><text:s text:c="4"/><text:tab/><text:tab/><text:tab/>path('admin/', admin.site.urls),</text:p>
      <text:p text:style-name="P36"><text:s text:c="4"/><text:tab/><text:tab/><text:tab/><text:span text:style-name="T10">path(r'', include('nombre_de_tu_app.urls')),</text:span></text:p>
      <text:p text:style-name="P36"><text:tab/><text:tab/>]</text:p>
      <text:p text:style-name="P13"><text:tab/></text:p>
      <text:p text:style-name="P22"><text:tab/><text:span text:style-name="T22">Crea un nuevo archivo vacío en la dirección </text:span><text:span text:style-name="T13">nombre_de_tu_app/urls.py</text:span></text:p>
      <text:p text:style-name="P15"><text:tab/></text:p>
      <text:p text:style-name="P29">from django.conf.urls import include, url</text:p>
      <text:p text:style-name="P32">from . import views</text:p>
      <text:p text:style-name="P32"/>
      <text:p text:style-name="P32">urlpatterns = [</text:p>
      <text:p text:style-name="P32"><text:tab/>url(r'^$', views.post_list),</text:p>
      <text:p text:style-name="P32">]</text:p>
      <text:p text:style-name="P36"/>
      <text:p text:style-name="P41"/>
      <text:p text:style-name="P41"/>
      <text:p text:style-name="P41"><text:soft-page-break/>Vistas de Django</text:p>
      <text:p text:style-name="P41"/>
      <text:p text:style-name="P47"><text:span text:style-name="T13"><text:tab/></text:span><text:span text:style-name="T5">Ingresa en </text:span><text:bookmark text:name="blogviewspy"/><text:span text:style-name="T1">blog/views.py</text:span></text:p>
      <text:p text:style-name="P36"><text:tab/><text:tab/></text:p>
      <text:p text:style-name="P41"><text:span text:style-name="T1"><text:tab/></text:span><text:span text:style-name="T6">Agrega tu vista</text:span></text:p>
      <text:p text:style-name="P37"/>
      <text:p text:style-name="P42"><text:span text:style-name="T1"><text:tab/><text:tab/></text:span><text:span text:style-name="T6">def post_list(request):</text:span></text:p>
      <text:p text:style-name="P43"><text:span text:style-name="T1"><text:s text:c="8"/><text:tab/><text:tab/><text:tab/>return render(request, '</text:span><text:span text:style-name="T22">nombre_de_tu_app</text:span><text:span text:style-name="T1">/post_list.html', {})</text:span></text:p>
      <text:p text:style-name="P38"/>
      <text:p text:style-name="P43">Crear Vista</text:p>
      <text:p text:style-name="P38"/>
      <text:p text:style-name="P56"><text:span text:style-name="T1">Las plantillas se guardan en el directorio de </text:span><text:span text:style-name="T13">nombre_de_tu_app</text:span><text:span text:style-name="Source_20_Text"><text:span text:style-name="T1">/templates/</text:span></text:span><text:span text:style-name="Source_20_Text"><text:span text:style-name="T13">nombre_de_tu_app </text:span></text:span><text:span text:style-name="T1">. Así que primero crea un directorio llamado </text:span><text:span text:style-name="Source_20_Text"><text:span text:style-name="T1">templates</text:span></text:span><text:span text:style-name="T1"> dentro de tu directorio </text:span><text:span text:style-name="T13">nombre_de_tu_app</text:span><text:span text:style-name="T1">. Luego crea otro directorio llamado </text:span><text:span text:style-name="Source_20_Text"><text:span text:style-name="T13">nombre_de_tu_app</text:span></text:span><text:span text:style-name="T1"> dentro de tu directorio de templates</text:span></text:p>
      <text:p text:style-name="P71"/>
      <text:p text:style-name="P84"><text:span text:style-name="T1">(Tal vez te preguntes por qué necesitamos dos directorios llamados </text:span><text:span text:style-name="Source_20_Text"><text:span text:style-name="T1">blog</text:span></text:span><text:span text:style-name="T1"> - como descubrirás más adelante, esto es simplemente una útil convención de nomenclatura que hace la vida más fácil cuando las cosas empiezan a complicarse más.)</text:span></text:p>
      <text:p text:style-name="P71"/>
      <text:p text:style-name="P85"><text:span text:style-name="T1">Y ahora crea un archivo post_list.html (déjalo en blanco por ahora) dentro de la carpeta </text:span><text:span text:style-name="T10">nombre_de_tu_app</text:span><text:span text:style-name="T1">/templates/</text:span><text:span text:style-name="T10">nombre_de_tu_app</text:span></text:p>
      <text:p text:style-name="P72"/>
      <text:p text:style-name="P85"><text:span text:style-name="T1">Mira cómo se ve su sitio web ahora: </text:span><text:a xlink:type="simple" xlink:href="http://127.0.0.1:8000/" text:style-name="Internet_20_link" text:visited-style-name="Visited_20_Internet_20_Link"><text:span text:style-name="T1">http://127.0.0.1:8000/</text:span></text:a></text:p>
      <text:p text:style-name="P72"/>
      <text:p text:style-name="P72">“Si todavía tienes un error TemplateDoesNotExists, intenta reiniciar el servidor. Ve a la línea de comandos, detén el servidor pulsando Ctrl + C (teclas Control y C juntas) y comienza de nuevo mediante la ejecución del comando python manage.py runserver.”</text:p>
      <text:p text:style-name="P85"><text:span text:style-name="Source_20_Text"><text:span text:style-name="T5"/></text:span></text:p>
      <text:p text:style-name="P45">ORM de Django y QuerySets </text:p>
      <text:p text:style-name="P45"/>
      <text:p text:style-name="P46"><text:tab/><text:span text:style-name="T27">Ref: </text:span><text:span text:style-name="T8">https://tutorial.djangogirls.org/es/django_orm/</text:span></text:p>
      <text:p text:style-name="P45"/>
      <text:p text:style-name="P45"><text:tab/>Django shell</text:p>
      <text:p text:style-name="P72"/>
      <text:p text:style-name="P73"><text:tab/><text:span text:style-name="T23">python manage.py shell</text:span></text:p>
      <text:p text:style-name="P73"/>
      <text:p text:style-name="P60">Importar modelo</text:p>
      <text:p text:style-name="P60"/>
      <text:p text:style-name="P74"><text:tab/>from Nombre_APP.models import Nombre_del_Modelo</text:p>
      <text:p text:style-name="P74"/>
      <text:p text:style-name="P74"><text:tab/>Ejemplo: from blog.models import Post</text:p>
      <text:p text:style-name="P74"/>
      <text:p text:style-name="P60"><text:span text:style-name="T24">M</text:span>ostrar todos <text:span text:style-name="T24">los registros</text:span></text:p>
      <text:p text:style-name="P60"><text:tab/></text:p>
      <text:p text:style-name="P61"><text:span text:style-name="T1"><text:tab/></text:span><text:span text:style-name="T7">Nombre_del_Modelo</text:span><text:span text:style-name="T1">.objects.all()</text:span></text:p>
      <text:p text:style-name="P76"/>
      <text:p text:style-name="P61"><text:tab/><text:span text:style-name="T7">Ejemplo: </text:span><text:span text:style-name="T1">Post.objects.all()</text:span></text:p>
      <text:p text:style-name="P60"><text:soft-page-break/><text:tab/></text:p>
      <text:p text:style-name="P61"/>
      <text:p text:style-name="P61">Crear un registro</text:p>
      <text:p text:style-name="P48"><text:span text:style-name="Source_20_Text"><text:span text:style-name="T14"><text:tab/><text:tab/></text:span></text:span></text:p>
      <text:p text:style-name="P49"><text:tab/><text:tab/><text:span text:style-name="T7">Nombre_del_Modelo</text:span><text:span text:style-name="T25">.objects.create(Campo=dato, campo=’dato’, ...)</text:span></text:p>
      <text:p text:style-name="P48"><text:span text:style-name="Source_20_Text"><text:span text:style-name="T14"><text:tab/><text:tab/></text:span></text:span></text:p>
      <text:p text:style-name="P76"><text:tab/><text:span text:style-name="T23">Ejemplo: </text:span>Post.objects.create(author_id=1, title='Sample title', text='Test')</text:p>
      <text:p text:style-name="P74"><text:span text:style-name="Source_20_Text"/></text:p>
      <text:p text:style-name="P75"><text:span text:style-name="Source_20_Text"/></text:p>
      <text:p text:style-name="P64">Importemos el modelo User</text:p>
      <text:p text:style-name="P64"/>
      <text:p text:style-name="P80"><text:tab/>from django.contrib.auth.models import User</text:p>
      <text:p text:style-name="P80"/>
      <text:p text:style-name="P80"><text:tab/><text:span text:style-name="T10">Mostrar todos los registros</text:span></text:p>
      <text:p text:style-name="P80"/>
      <text:p text:style-name="P80"><text:tab/><text:tab/>User.objects.all()</text:p>
      <text:p text:style-name="P80"/>
      <text:p text:style-name="P80"><text:tab/><text:span text:style-name="T10">Asignarle un determinado valor a una variable</text:span></text:p>
      <text:p text:style-name="P80"/>
      <text:p text:style-name="P80"><text:tab/><text:tab/>me = User.objects.get(username='eramirez')</text:p>
      <text:p text:style-name="P80"/>
      <text:p text:style-name="P62"><text:tab/>Crear un registro <text:span text:style-name="T25">utilizando la variable</text:span></text:p>
      <text:p text:style-name="P49"><text:span text:style-name="Source_20_Text"><text:span text:style-name="T14"><text:tab/><text:tab/></text:span></text:span></text:p>
      <text:p text:style-name="P49"><text:tab/><text:tab/><text:tab/><text:span text:style-name="T7">Nombre_del_Modelo</text:span><text:span text:style-name="T25">.objects.create(Campo=dato, campo=’dato’, ...)</text:span></text:p>
      <text:p text:style-name="P49"><text:span text:style-name="Source_20_Text"><text:span text:style-name="T14"><text:tab/><text:tab/></text:span></text:span></text:p>
      <text:p text:style-name="P77"><text:tab/><text:tab/><text:span text:style-name="T23">Ejemplo: Post.objects.create(author=me, title='Prueba en OPSU', text='Esto si <text:tab/><text:tab/><text:tab/>funciono <text:tab/>creando una variable me desde el shell')</text:span></text:p>
      <text:p text:style-name="P77"><text:tab/></text:p>
      <text:p text:style-name="P77"><text:tab/><text:span text:style-name="T15">Filtrar registros</text:span></text:p>
      <text:p text:style-name="P67"><text:tab/><text:tab/></text:p>
      <text:p text:style-name="P78"><text:span text:style-name="T15"><text:tab/><text:tab/></text:span><text:span text:style-name="T23">Nombre_del_Modelo.objects.filter(campo=valor</text:span></text:p>
      <text:p text:style-name="P78"><text:tab/><text:tab/></text:p>
      <text:p text:style-name="P78"><text:tab/><text:tab/>Ejemplos:</text:p>
      <text:p text:style-name="P78"/>
      <text:p text:style-name="P78"><text:span text:style-name="T15"><text:tab/><text:tab/><text:tab/></text:span><text:span text:style-name="T26">Post.objects.filter(author=me)</text:span></text:p>
      <text:p text:style-name="P78"><text:tab/></text:p>
      <text:p text:style-name="P78"><text:tab/><text:tab/><text:tab/><text:span text:style-name="T26">Post.objects.filter(title='Prueba')</text:span></text:p>
      <text:p text:style-name="P78"/>
      <text:p text:style-name="P78"><text:tab/><text:span text:style-name="T15">Filtrar registros que contengan alguna frase</text:span></text:p>
      <text:p text:style-name="P68"><text:tab/></text:p>
      <text:p text:style-name="P78"><text:span text:style-name="T15"><text:tab/><text:tab/></text:span><text:span text:style-name="T23">Nombre_del_Modelo.objects.filter(campo__contains='valor’)</text:span></text:p>
      <text:p text:style-name="P78"/>
      <text:p text:style-name="P78"><text:tab/><text:tab/>Ejemplo:</text:p>
      <text:p text:style-name="P78"><text:tab/><text:tab/><text:tab/></text:p>
      <text:p text:style-name="P83"><text:tab/><text:tab/><text:tab/>Post.objects.filter(title__contains='title')</text:p>
      <text:p text:style-name="P78"/>
      <text:p text:style-name="P63"><text:tab/><text:span text:style-name="T26">Ver registros con respecto a tiempo</text:span></text:p>
      <text:p text:style-name="P63"/>
      <text:p text:style-name="P78"><text:tab/><text:tab/><text:span text:style-name="T26">from django.utils import timezone</text:span></text:p>
      <text:p text:style-name="P78"><text:soft-page-break/><text:tab/></text:p>
      <text:p text:style-name="P79"><text:tab/><text:tab/><text:span text:style-name="T23">Nombre_del_Modelo.objects.filter(</text:span><text:span text:style-name="T16">campo</text:span><text:span text:style-name="T23">__lte=timezone.now())</text:span></text:p>
      <text:p text:style-name="P78"/>
      <text:p text:style-name="P79"><text:tab/><text:tab/>Ejemplo:</text:p>
      <text:p text:style-name="P79"/>
      <text:p text:style-name="P78"><text:tab/><text:tab/><text:tab/><text:span text:style-name="T26">Post.objects.filter(published_date__lte=timezone.now())</text:span></text:p>
      <text:p text:style-name="P78"><text:tab/><text:tab/><text:tab/></text:p>
      <text:p text:style-name="P65">Datos dinámicos en las plantillas</text:p>
      <text:p text:style-name="P65"/>
      <text:p text:style-name="P82"><text:tab/><text:span text:style-name="T10">Incluir el modelo que definimos en el archivo models.py</text:span></text:p>
      <text:p text:style-name="P65"/>
      <text:p text:style-name="P82"><text:tab/><text:tab/>En el archivo <text:span text:style-name="T23">Nombre_APP</text:span>/views.py incluimos la siguiente linea</text:p>
      <text:p text:style-name="P82"/>
      <text:p text:style-name="P82"><text:tab/><text:tab/>from .models import Post</text:p>
      <text:p text:style-name="P82"/>
      <text:p text:style-name="P93">El punto después de from indica el directorio actual o la aplicación actual. Como views.py y models.py están en el mismo directorio, simplemente usamos . y el nombre del archivo (sin .py). </text:p>
      <text:p text:style-name="P81"><text:line-break/></text:p>
      <text:p text:style-name="P77"><text:tab/><text:span text:style-name="T17">Creamos el query set y se lo asignamos a una variable </text:span></text:p>
      <text:p text:style-name="P66"><text:tab/></text:p>
      <text:p text:style-name="P82">posts = Post.objects.filter(published_date__lte=timezone.now()).order_by('published_date')</text:p>
      <text:p text:style-name="P77"><text:tab/></text:p>
      <text:p text:style-name="P62"><text:tab/><text:span text:style-name="T28">Pasamos dicha variable a nuestra vista</text:span></text:p>
      <text:p text:style-name="P62"/>
      <text:p text:style-name="P94">En la función render ya tenemos el parámetro request (todo lo que recibimos del usuario via Internet) y el archivo 'blog/post_list.html' como plantilla. El último parámetro, que se ve así: {} es un campo en el que podemos agregar algunas cosas para que la plantilla las use. Necesitamos nombrarlos (los seguiremos llamando 'posts' por ahora :)). Se debería ver así: {'posts': posts}. Observa que la parte que va antes de : está entre comillas ''.</text:p>
      <text:p text:style-name="P95"/>
      <text:p text:style-name="P96">Si quieres leer un poco más acerca de QuerySets en Django, puedes darle un vistazo a: <text:a xlink:type="simple" xlink:href="https://docs.djangoproject.com/en/1.8/ref/models/querysets/" text:style-name="Internet_20_link" text:visited-style-name="Visited_20_Internet_20_Link">https://docs.djangoproject.com/en/1.8/ref/models/querysets/</text:a></text:p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45:32.723113765</meta:creation-date>
    <dc:date>2018-03-21T15:38:29.671065010</dc:date>
    <meta:editing-duration>PT53M1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7" meta:paragraph-count="180" meta:word-count="953" meta:character-count="7878" meta:non-whitespace-character-count="6743"/>
  </office:meta>
</office:document-meta>
</file>